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54in"/>
    </style:style>
    <style:style style:name="co2" style:family="table-column">
      <style:table-column-properties fo:break-before="auto" style:column-width="0.66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FreeSans"/>
    </style:style>
    <style:style style:name="ce2" style:family="table-cell" style:parent-style-name="Default">
      <style:text-properties style:font-name="FreeSans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View Cha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cro1?language=Basic&amp;location=application" xlink:type="simple"/>
              </office:event-listeners>
            </form:button>
          </form:form>
        </office:forms>
        <table:shapes>
          <draw:control draw:z-index="1" draw:name="View Chart" draw:text-style-name="P1" svg:width="1.1697in" svg:height="0.5146in" svg:x="3.5087in" svg:y="2.5567in" draw:control="control1"/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ject Titl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LST</text:p>
          </table:table-cell>
          <table:table-cell table:style-name="ce1" office:value-type="string" calcext:value-type="string">
            <text:p>EF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LFT</text:p>
          </table:table-cell>
          <table:table-cell table:style-name="ce1" office:value-type="string" calcext:value-type="string">
            <text:p>floa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[.F2]-[.C2])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([.C2]-[.B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[.F3]-[.C3])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([.C3]-[.B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([.F4]-[.C4])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.C4]-[.B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([.F5]-[.C5])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.C5]-[.B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([.F6]-[.C6])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[.C6]-[.B6])" office:value-type="float" office:value="3" calcext:value-type="float">
            <text:p>3</text:p>
          </table:table-cell>
          <table:table-cell table:number-columns-repeated="2"/>
          <table:table-cell>
            <draw:frame table:end-cell-address="Sheet1.V30" table:end-x="0.165in" table:end-y="0.1657in" draw:z-index="0" draw:name="Chart 8" draw:style-name="gr1" draw:text-style-name="P2" svg:width="7.4543in" svg:height="4.6386in" svg:x="0.6441in" svg:y="0.1272in">
              <draw:object draw:notify-on-update-of-ranges="Sheet1.A2:Sheet1.A9 Sheet1.B1:Sheet1.B1 Sheet1.B2:Sheet1.B9 Sheet1.E1:Sheet1.E1 Sheet1.E2:Sheet1.E9 Sheet1.G1:Sheet1.G1 Sheet1.G2:Sheet1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[.F7]-[.C7])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([.C7]-[.B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table:formula="of:=([.F8]-[.C8])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([.C8]-[.B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table:formula="of:=([.F9]-[.C9])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([.C9]-[.B9])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1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hant</meta:initial-creator>
    <meta:editing-cycles>1</meta:editing-cycles>
    <meta:creation-date>2015-08-27T10:08:04</meta:creation-date>
    <dc:date>2015-09-30T09:30:56.890852136</dc:date>
    <dc:language>en-US</dc:language>
    <meta:editing-duration>P0D</meta:editing-duration>
    <meta:generator>LibreOffice/4.2.8.2$Linux_X86_64 LibreOffice_project/420m0$Build-2</meta:generator>
    <meta:document-statistic meta:table-count="1" meta:cell-count="63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8b8b8b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935cm" svg:height="11.783cm" xlink:href=".." xlink:type="simple" chart:class="chart:bar" chart:style-name="ch1">
        <chart:title svg:x="7.974cm" svg:y="0.37cm" chart:style-name="ch2">
          <text:p>Chart Title</text:p>
        </chart:title>
        <chart:legend chart:legend-position="bottom" svg:x="7.565cm" svg:y="11.025cm" style:legend-expansion="wide" chart:style-name="ch3"/>
        <chart:plot-area chart:style-name="ch4" table:cell-range-address="Sheet1.A2:Sheet1.B9 Sheet1.A1:Sheet1.B1 Sheet1.E1:Sheet1.E9 Sheet1.G1:Sheet1.G9" chart:data-source-has-labels="both" svg:x="0.378cm" svg:y="1.67cm" svg:width="18.179cm" svg:height="9.12cm">
          <chartooo:coordinate-region svg:x="0.846cm" svg:y="1.67cm" svg:width="17.523cm" svg:height="8.498cm"/>
          <chart:axis chart:dimension="x" chart:name="primary-x" chart:style-name="ch5" chartooo:axis-type="auto">
            <chartooo:date-scale/>
            <chart:categories table:cell-range-address="Sheet1.A2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9" chart:label-cell-address="Sheet1.B1:Sheet1.B1" chart:class="chart:bar">
            <chart:data-point chart:repeated="8"/>
          </chart:series>
          <chart:series chart:style-name="ch9" chart:values-cell-range-address="Sheet1.E2:Sheet1.E9" chart:label-cell-address="Sheet1.E1:Sheet1.E1" chart:class="chart:bar">
            <chart:data-point chart:repeated="8"/>
          </chart:series>
          <chart:series chart:style-name="ch10" chart:values-cell-range-address="Sheet1.G2:Sheet1.G9" chart:label-cell-address="Sheet1.G1:Sheet1.G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</text:p>
                <draw:g>
                  <svg:desc>Sheet1.B1:Sheet1.B1</svg:desc>
                </draw:g>
              </table:table-cell>
              <table:table-cell office:value-type="string">
                <text:p>duration</text:p>
                <draw:g>
                  <svg:desc>Sheet1.E1:Sheet1.E1</svg:desc>
                </draw:g>
              </table:table-cell>
              <table:table-cell office:value-type="string">
                <text:p>floa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6">
                <text:p>6</text:p>
                <draw:g>
                  <svg:desc>Sheet1.E2:Sheet1.E9</svg:desc>
                </draw:g>
              </table:table-cell>
              <table:table-cell office:value-type="float" office:value="2">
                <text:p>2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